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細明體" svg:font-family="細明體, 'Liberation Mono', 'Courier New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4cm" fo:break-before="auto" style:use-optimal-row-height="true"/>
    </style:style>
    <style:style style:name="ro3" style:family="table-row">
      <style:table-row-properties style:row-height="2.893cm" fo:break-before="auto" style:use-optimal-row-height="true"/>
    </style:style>
    <style:style style:name="ro4" style:family="table-row">
      <style:table-row-properties style:row-height="3.246cm" fo:break-before="auto" style:use-optimal-row-height="true"/>
    </style:style>
    <style:style style:name="ro5" style:family="table-row">
      <style:table-row-properties style:row-height="3.598cm" fo:break-before="auto" style:use-optimal-row-height="true"/>
    </style:style>
    <style:style style:name="ro6" style:family="table-row">
      <style:table-row-properties style:row-height="5.009cm" fo:break-before="auto" style:use-optimal-row-height="true"/>
    </style:style>
    <style:style style:name="ro7" style:family="table-row">
      <style:table-row-properties style:row-height="2.187cm" fo:break-before="auto" style:use-optimal-row-height="true"/>
    </style:style>
    <style:style style:name="ro8" style:family="table-row">
      <style:table-row-properties style:row-height="4.6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細明體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細明體" style:font-size-asian="10pt" style:language-asian="zh" style:country-asian="TW" style:font-style-asian="normal" style:font-weight-asian="normal" style:font-name-complex="細明體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reference</text:p>
          </table:table-cell>
        </table:table-row>
        <table:table-row table:style-name="ro2">
          <table:table-cell office:value-type="string" calcext:value-type="string">
            <text:p>艾菲爾鐵塔位於哪裡？ </text:p>
          </table:table-cell>
          <table:table-cell office:value-type="string" calcext:value-type="string">
            <text:p>艾菲爾鐵塔位於法國巴黎。 </text:p>
          </table:table-cell>
          <table:table-cell office:value-type="string" calcext:value-type="string">
            <text:p>艾菲爾鐵塔位於法國巴黎。它建於 1889 年，作為 1889 年世界博覽會的入口拱門。 </text:p>
          </table:table-cell>
        </table:table-row>
        <table:table-row table:style-name="ro3">
          <table:table-cell office:value-type="string" calcext:value-type="string">
            <text:p>中國的長城有多長？ </text:p>
          </table:table-cell>
          <table:table-cell office:value-type="string" calcext:value-type="string">
            <text:p>中國的長城長約 13,171 英里（21,196 公里）。 </text:p>
          </table:table-cell>
          <table:table-cell office:value-type="string" calcext:value-type="string">
            <text:p>中國的長城長達 13,000 多英里。它是中國各個朝代歷經多個世紀而建造的，旨在抵禦遊牧民族的入侵。 </text:p>
          </table:table-cell>
        </table:table-row>
        <table:table-row table:style-name="ro4">
          <table:table-cell office:value-type="string" calcext:value-type="string">
            <text:p>最大的熱帶雨林是什麼？ </text:p>
          </table:table-cell>
          <table:table-cell office:value-type="string" calcext:value-type="string">
            <text:p>亞馬遜雨林是世界上最大的熱帶雨林。它是世界上動植物種類最多的家園。 </text:p>
          </table:table-cell>
          <table:table-cell office:value-type="string" calcext:value-type="string">
            <text:p>亞馬遜雨林是世界上最大的熱帶雨林。它覆蓋了巴西西北部的大部分地區，並延伸到哥倫比亞、秘魯和其他南美國家。 </text:p>
          </table:table-cell>
        </table:table-row>
        <table:table-row table:style-name="ro3">
          <table:table-cell office:value-type="string" calcext:value-type="string">
            <text:p>地球上最高的山是哪一座？ </text:p>
          </table:table-cell>
          <table:table-cell office:value-type="string" calcext:value-type="string">
            <text:p>珠穆朗瑪峰海拔 29,029 英尺（8,848 公尺），是地球上最高的山峰。 </text:p>
          </table:table-cell>
          <table:table-cell office:value-type="string" calcext:value-type="string">
            <text:p>珠穆朗瑪峰是地球上最高的山峰。它位於喜馬拉雅山馬哈蘭古爾喜馬拉雅山脈，橫跨尼泊爾和西藏邊界。 </text:p>
          </table:table-cell>
        </table:table-row>
        <table:table-row table:style-name="ro5">
          <table:table-cell office:value-type="string" calcext:value-type="string">
            <text:p>世界上最長的河流是什麼？ </text:p>
          </table:table-cell>
          <table:table-cell office:value-type="string" calcext:value-type="string">
            <text:p>尼羅河全長 6,650 公里（4,132 英里），是世界上最長的河流。 </text:p>
          </table:table-cell>
          <table:table-cell office:value-type="string" calcext:value-type="string">
            <text:p>尼羅河是世界上最長的河流。它向北流經非洲東北部，從布隆迪最遠的源頭流入地中海，全長約 6,650 公里（4,132 英里）。 </text:p>
          </table:table-cell>
        </table:table-row>
        <table:table-row table:style-name="ro6">
          <table:table-cell office:value-type="string" calcext:value-type="string">
            <text:p>蒙娜麗莎是誰畫的？ </text:p>
          </table:table-cell>
          <table:table-cell office:value-type="string" calcext:value-type="string">
            <text:p>《蒙娜麗莎》是義大利文藝復興時期藝術家李奧納多·達文西的作品。 </text:p>
          </table:table-cell>
          <table:table-cell office:value-type="string" calcext:value-type="string">
            <text:p>《蒙娜麗莎》是李奧納多達文西畫的。它被認為是義大利文藝復興時期的典型傑作，並被描述為「世界上最著名、訪問量最大、被書寫最多、被傳頌最多、被模仿最多的藝術作品」。 </text:p>
          </table:table-cell>
        </table:table-row>
        <table:table-row table:style-name="ro7">
          <table:table-cell office:value-type="string" calcext:value-type="string">
            <text:p>人體有幾塊骨頭？ </text:p>
          </table:table-cell>
          <table:table-cell office:value-type="string" calcext:value-type="string">
            <text:p>成年人的身體通常有 256 塊骨頭。 </text:p>
          </table:table-cell>
          <table:table-cell office:value-type="string" calcext:value-type="string">
            <text:p>人體有206塊骨頭。這些骨骼提供結構、保護器官、固定肌肉並儲存鈣。 </text:p>
          </table:table-cell>
        </table:table-row>
        <table:table-row table:style-name="ro4">
          <table:table-cell office:value-type="string" calcext:value-type="string">
            <text:p>太陽系中最大的行星是哪一顆？ </text:p>
          </table:table-cell>
          <table:table-cell office:value-type="string" calcext:value-type="string">
            <text:p>木星是我們太陽系中最大的行星。 </text:p>
          </table:table-cell>
          <table:table-cell office:value-type="string" calcext:value-type="string">
            <text:p>木星是我們太陽系中最大的行星。它是一顆氣態巨行星，質量是太陽系中所有其他行星質量總和的兩倍半以上。 </text:p>
          </table:table-cell>
        </table:table-row>
        <table:table-row table:style-name="ro5">
          <table:table-cell office:value-type="string" calcext:value-type="string">
            <text:p>《羅密歐與茱麗葉》是誰寫的？ </text:p>
          </table:table-cell>
          <table:table-cell office:value-type="string" calcext:value-type="string">
            <text:p>戲劇《羅密歐與茱麗葉》是威廉·莎士比亞創作的。 </text:p>
          </table:table-cell>
          <table:table-cell office:value-type="string" calcext:value-type="string">
            <text:p>威廉·莎士比亞寫了《羅密歐與茱麗葉》。這是一場關於兩個不幸的年輕戀人的悲劇，他們的死亡最終使他們不和的家庭和解。 </text:p>
          </table:table-cell>
        </table:table-row>
        <table:table-row table:style-name="ro8">
          <table:table-cell office:value-type="string" calcext:value-type="string">
            <text:p>第一次登月是什麼時候發生的？ </text:p>
          </table:table-cell>
          <table:table-cell office:value-type="string" calcext:value-type="string">
            <text:p>第一次登月發生在 1969 年 7 月 20 日。 </text:p>
          </table:table-cell>
          <table:table-cell office:value-type="string" calcext:value-type="string">
            <text:p>第一次登月發生在 1969 年。 1969 年 7 月 20 日，美國太空人尼爾阿姆斯壯和埃德溫「巴茲」奧爾德林作為阿波羅 11 號任務的一部分，成為第一批登陸月球的人類。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細明體" svg:font-family="細明體, 'Liberation Mono', 'Courier New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7T20:31:11.829447700</meta:creation-date>
    <dc:date>2025-04-07T20:41:26.892104600</dc:date>
    <meta:editing-duration>PT10M15S</meta:editing-duration>
    <meta:editing-cycles>1</meta:editing-cycles>
    <meta:document-statistic meta:table-count="1" meta:cell-count="33" meta:object-count="0"/>
    <meta:generator>LibreOffice/25.2.1.2$Windows_X86_64 LibreOffice_project/d3abf4aee5fd705e4a92bba33a32f40bc4e56f49</meta:generator>
  </office:meta>
</office:document-meta>
</file>